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yntax = docker/dockerfile:1</text:p>
      <text:p text:style-name="Preformatted_20_Text"/>
      <text:p text:style-name="Preformatted_20_Text"># Este Dockerfile é para produção, deve ser utilizado com Kamal ou build'n'run manualmente:</text:p>
      <text:p text:style-name="Preformatted_20_Text"># docker build -t my-app .</text:p>
      <text:p text:style-name="Preformatted_20_Text"># docker run -d -p 80:80 -p 443:443 --name my-app -e RAILS_MASTER_KEY=&lt;valor do arquivo config/master.key&gt; my-app</text:p>
      <text:p text:style-name="Preformatted_20_Text"/>
      <text:p text:style-name="Preformatted_20_Text"># Certifique-se de que a versão do Ruby corresponda à versão no .ruby-version</text:p>
      <text:p text:style-name="Preformatted_20_Text">ARG RUBY_VERSION=3.1.2</text:p>
      <text:p text:style-name="Preformatted_20_Text">FROM docker.io/library/ruby:$RUBY_VERSION-slim AS base</text:p>
      <text:p text:style-name="Preformatted_20_Text"/>
      <text:p text:style-name="Preformatted_20_Text"># O diretório do Rails</text:p>
      <text:p text:style-name="Preformatted_20_Text">WORKDIR /rails</text:p>
      <text:p text:style-name="Preformatted_20_Text"/>
      <text:p text:style-name="Preformatted_20_Text"># Instalar pacotes básicos</text:p>
      <text:p text:style-name="Preformatted_20_Text">RUN apt-get update -qq &amp;&amp; \</text:p>
      <text:p text:style-name="Preformatted_20_Text"><text:s text:c="4"/>apt-get install --no-install-recommends -y curl libjemalloc2 libvips postgresql-client &amp;&amp; \</text:p>
      <text:p text:style-name="Preformatted_20_Text"><text:s text:c="4"/>rm -rf /var/lib/apt/lists /var/cache/apt/archives</text:p>
      <text:p text:style-name="Preformatted_20_Text"/>
      <text:p text:style-name="Preformatted_20_Text"># Definir o ambiente de produção</text:p>
      <text:p text:style-name="Preformatted_20_Text">ENV RAILS_ENV="production" \</text:p>
      <text:p text:style-name="Preformatted_20_Text"><text:s text:c="4"/>BUNDLE_DEPLOYMENT="1" \</text:p>
      <text:p text:style-name="Preformatted_20_Text"><text:s text:c="4"/>BUNDLE_PATH="/usr/local/bundle" \</text:p>
      <text:p text:style-name="Preformatted_20_Text"><text:s text:c="4"/>BUNDLE_WITHOUT="development"</text:p>
      <text:p text:style-name="Preformatted_20_Text"/>
      <text:p text:style-name="Preformatted_20_Text"># Estágio de construção para reduzir o tamanho da imagem final</text:p>
      <text:p text:style-name="Preformatted_20_Text">FROM base AS build</text:p>
      <text:p text:style-name="Preformatted_20_Text"/>
      <text:p text:style-name="Preformatted_20_Text"># Instalar pacotes necessários para compilar os gems</text:p>
      <text:p text:style-name="Preformatted_20_Text">RUN apt-get update -qq &amp;&amp; \</text:p>
      <text:p text:style-name="Preformatted_20_Text"><text:s text:c="4"/>apt-get install --no-install-recommends -y build-essential git libpq-dev pkg-config &amp;&amp; \</text:p>
      <text:p text:style-name="Preformatted_20_Text"><text:s text:c="4"/>rm -rf /var/lib/apt/lists /var/cache/apt/archives</text:p>
      <text:p text:style-name="Preformatted_20_Text"/>
      <text:p text:style-name="Preformatted_20_Text"># Instalar os gems da aplicação</text:p>
      <text:p text:style-name="Preformatted_20_Text">COPY Gemfile Gemfile.lock ./</text:p>
      <text:p text:style-name="Preformatted_20_Text">RUN bundle install &amp;&amp; \</text:p>
      <text:p text:style-name="Preformatted_20_Text"><text:s text:c="4"/>rm -rf ~/.bundle/ "${BUNDLE_PATH}"/ruby/*/cache "${BUNDLE_PATH}"/ruby/*/bundler/gems/*/.git &amp;&amp; \</text:p>
      <text:p text:style-name="Preformatted_20_Text"><text:s text:c="4"/>bundle exec bootsnap precompile --gemfile</text:p>
      <text:p text:style-name="Preformatted_20_Text"/>
      <text:p text:style-name="Preformatted_20_Text"># Copiar o código da aplicação</text:p>
      <text:p text:style-name="Preformatted_20_Text">COPY . .</text:p>
      <text:p text:style-name="Preformatted_20_Text"/>
      <text:p text:style-name="Preformatted_20_Text"># Pré-compilar o código do bootsnap para melhorar o tempo de inicialização</text:p>
      <text:p text:style-name="Preformatted_20_Text">RUN bundle exec bootsnap precompile app/ lib/</text:p>
      <text:p text:style-name="Preformatted_20_Text"/>
      <text:p text:style-name="Preformatted_20_Text"># Estágio final para a imagem de produção</text:p>
      <text:p text:style-name="Preformatted_20_Text">FROM base</text:p>
      <text:p text:style-name="Preformatted_20_Text"/>
      <text:p text:style-name="Preformatted_20_Text"># Copiar os artefatos construídos: gems, aplicação</text:p>
      <text:p text:style-name="Preformatted_20_Text">COPY --from=build "${BUNDLE_PATH}" "${BUNDLE_PATH}"</text:p>
      <text:p text:style-name="Preformatted_20_Text">COPY --from=build /rails /rails</text:p>
      <text:p text:style-name="Preformatted_20_Text"/>
      <text:p text:style-name="Preformatted_20_Text"># Rodar e possuir apenas os arquivos de tempo de execução como um usuário não-root por questões de segurança</text:p>
      <text:p text:style-name="Preformatted_20_Text">RUN groupadd --system --gid 1000 rails &amp;&amp; \</text:p>
      <text:p text:style-name="Preformatted_20_Text"><text:s text:c="4"/>useradd rails --uid 1000 --gid 1000 --create-home --shell /bin/bash &amp;&amp; \</text:p>
      <text:p text:style-name="Preformatted_20_Text"><text:s text:c="4"/>chown -R rails:rails db log storage tmp</text:p>
      <text:p text:style-name="Preformatted_20_Text">USER 1000:1000</text:p>
      <text:p text:style-name="Preformatted_20_Text"/>
      <text:p text:style-name="Preformatted_20_Text"># Script de inicialização para preparar o banco de dados e rodar a aplicação</text:p>
      <text:p text:style-name="Preformatted_20_Text"><text:soft-page-break/>ENTRYPOINT ["./bin/docker-entrypoint"]</text:p>
      <text:p text:style-name="Preformatted_20_Text"/>
      <text:p text:style-name="Preformatted_20_Text"># Comando para rodar o servidor e garantir que o banco de dados está pronto</text:p>
      <text:p text:style-name="Preformatted_20_Text">CMD ["bash", "-c", "bundle exec rake db:create db:migrate db:seed &amp;&amp; ./bin/rails server -b '0.0.0.0'"]</text:p>
      <text:p text:style-name="Preformatted_20_Text"/>
      <text:p text:style-name="Preformatted_20_Text"># Expor a porta 3000 para a aplicação Rails</text:p>
      <text:p text:style-name="Preformatted_20_Text">EXPOSE 3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8T11:22:25.348516200</dc:date>
    <meta:editing-duration>PT2M16S</meta:editing-duration>
    <meta:editing-cycles>1</meta:editing-cycles>
    <meta:document-statistic meta:table-count="0" meta:image-count="0" meta:object-count="0" meta:page-count="2" meta:paragraph-count="49" meta:word-count="342" meta:character-count="2305" meta:non-whitespace-character-count="1980"/>
    <meta:generator>LibreOffice/24.8.3.2$Linux_X86_64 LibreOffice_project/480$Build-2</meta:generator>
  </office:meta>
</office:document-meta>
</file>